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400000081787F9D78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, 'Droid Sans', Verdana, sans-serif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>
      <loext:graphic-properties draw:fill-image-width="0cm" draw:fill-image-height="0cm"/>
      <style:paragraph-properties fo:text-align="center" style:justify-single-word="false"/>
    </style:style>
    <style:style style:name="P2" style:family="paragraph" style:parent-style-name="Standard">
      <loext:graphic-properties draw:fill-image-width="0cm" draw:fill-image-height="0cm"/>
      <style:paragraph-properties fo:text-align="center" style:justify-single-word="false"/>
      <style:text-properties officeooo:paragraph-rsid="0004d56a"/>
    </style:style>
    <style:style style:name="P3" style:family="paragraph" style:parent-style-name="Standard">
      <loext:graphic-properties draw:fill-image-width="0cm" draw:fill-image-height="0cm"/>
      <style:text-properties officeooo:paragraph-rsid="0004d56a"/>
    </style:style>
    <style:style style:name="P4" style:family="paragraph" style:parent-style-name="Standard">
      <loext:graphic-properties draw:fill-image-width="0cm" draw:fill-image-height="0cm"/>
      <style:paragraph-properties fo:margin-left="1cm" fo:margin-right="1cm" fo:text-align="end" style:justify-single-word="false" fo:text-indent="1cm" style:auto-text-indent="false"/>
    </style:style>
    <style:style style:name="P5" style:family="paragraph" style:parent-style-name="Text_20_body">
      <loext:graphic-properties draw:fill-image-width="0cm" draw:fill-image-height="0cm"/>
      <style:paragraph-properties fo:margin-left="1cm" fo:margin-right="1cm" fo:text-indent="1cm" style:auto-text-indent="false"/>
    </style:style>
    <style:style style:name="P6" style:family="paragraph" style:parent-style-name="Text_20_body">
      <loext:graphic-properties draw:fill-image-width="0cm" draw:fill-image-height="0cm"/>
      <style:paragraph-properties fo:margin-left="1cm" fo:margin-right="1cm" fo:text-indent="1cm" style:auto-text-indent="false"/>
      <style:text-properties officeooo:paragraph-rsid="0004d56a"/>
    </style:style>
    <style:style style:name="T1" style:family="text">
      <style:text-properties officeooo:rsid="0004d56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d56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text:span text:style-name="T1">Abril</text:span>, 201<text:span text:style-name="T1">6</text:span></text:p>
      <text:p text:style-name="P5"><text:span text:style-name="T2">Saludos;</text:span><text:line-break/></text:p>
      <text:p text:style-name="P6"><text:tab/>En representación de <text:span text:style-name="Strong_20_Emphasis">las Comunidades de Software Libre, </text:span><text:s/>conformados por grupos de personas entusiastas en el uso de Tecnologías Abiertas, Herramientas basadas en Código Abierto y activistas del Software Libre en general, tenemos el agrado de dirigirnos a usted, con el fin de saludarle e invitarle a la celebración del <text:span text:style-name="Strong_20_Emphasis">Festival Latinoamericano de Instalación de Software Libre – FLISoL 201</text:span><text:span text:style-name="Strong_20_Emphasis"><text:span text:style-name="T1">6</text:span></text:span> evento que se realizará en la ciudad de <text:span text:style-name="T2">_______</text:span>, el día sábado <text:span text:style-name="T1">23</text:span> de Abril del año en curso; en las instalaciones de la <text:span text:style-name="T2">___________.</text:span></text:p>
      <text:p text:style-name="P6">El <text:span text:style-name="Strong_20_Emphasis">FLISoL</text:span> tiene como finalidad difundir el uso de las distintas Distribuciones/Sistemas Operativos basados en tecnologías abiertas y de código libre, así mismo, el <text:span text:style-name="Strong_20_Emphasis">FLISoL</text:span> permite año tras año un encuentro entre los miembros que conforman esta enorme comunidad nacional y una difusión masiva para las personas que deseen asistir y ayudar a difundir el buen uso de estas herramientas.</text:p>
      <text:p text:style-name="P6">El <text:span text:style-name="Strong_20_Emphasis">Festival Latinoamericano de Instalación de Software Libre</text:span> se estará realizando el día Sábado <text:span text:style-name="T1">23</text:span> de Abril del 201<text:span text:style-name="T1">6</text:span> simultáneamente en más de 20 países y en casi 200 ciudades, aprovechando la oportunidad para interconectar a toda Hispano-América en un evento sin fronteras y en pro de la libertad y soberanía digital. <text:s/>Este evento en particular, resalta cada día más la importancia que tiene el uso de Tecnologías Abiertas en Latinoamérica. Es por esto que los invitamos a formar parte de este Festival de Instalación y esperamos con mucho gusto que las Tecnologías abiertas y el Conocimiento Libre reafirmen nuestro compromiso de superación profesional.</text:p>
      <text:p text:style-name="P6">El <text:span text:style-name="T2">FLIS</text:span><text:span text:style-name="T3">o</text:span><text:span text:style-name="T2">L</text:span> es un evento cuyo propósito es promover el uso de tecnologías abiertas y la integración de comunidades de usuarios de Software Libre en todos los países de Latinoamérica ya que de manera simultánea, expertos voluntarios de cada país instalarán de manera gratuita y totalmente legal software libre en los computadores, que para ese efecto lleven todas las personas interesadas. Paralelo a las instalaciones se estarán realizando charlas, talleres y mesas de trabajo con el fin de difundir conocimiento útil para la sociedad. </text:p>
      <text:p text:style-name="P6">En la actualidad, y en conversaciones que ha mantenido la Organización del FLISoL 201<text:span text:style-name="T1">6</text:span> nos encontramos interesados en contar con la presencia del Grupo de Usuarios <text:span text:style-name="T2">____________</text:span>; ya que con esto logramos un apoyo para la difusión de conocimiento en este evento. Cabe destacar que para los asistentes, el <text:span text:style-name="Strong_20_Emphasis">FLISoL</text:span> no supone gasto alguno ya que es totalmente <text:span text:style-name="Strong_20_Emphasis">gratuito</text:span>, por lo que dependemos de la colaboración del núcleo universitario al cual representará para su asistencia.</text:p>
      <text:p text:style-name="P6"><text:tab/>Para mayor información sobre el Festival Latinoamericano de Instalación de Software Libre - FLISOL puede visitar la página <text:span text:style-name="T1">http://flisol.info. </text:span></text:p>
      <text:p text:style-name="P6"/>
      <text:p text:style-name="P6">Sin más que agregar, y esperando poder contar con su colaboración, se despide de usted:</text:p>
      <text:p text:style-name="P3"/>
      <text:p text:style-name="P3"/>
      <text:p text:style-name="P3"/>
      <text:p text:style-name="P3"/>
      <text:p text:style-name="P3"/>
      <text:p text:style-name="P3"/>
      <text:p text:style-name="P2">Organización FLISOL201<text:span text:style-name="T1">6</text:span></text:p>
      <text:p><text:span text:style-name="T1">http://flisol.or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, 'Droid Sans', Verdana, sans-serif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styles>
    <draw:fill-image draw:name="flisol16-membrete" xlink:href="Pictures/10000000000006400000081787F9D78C.jp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VE" style:letter-kerning="true" style:font-name-asian="DejaVu Sans1" style:font-size-asian="12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101cm" fo:margin-bottom="0.101cm" fo:margin-left="0.101cm" fo:margin-right="0.101cm" style:writing-mode="lr-tb" draw:fill="bitmap" draw:fill-image-name="flisol16-membrete" style:repeat="stretch" draw:fill-image-ref-point="top-left" style:footnote-max-height="0cm">
        <style:background-image xlink:href="Pictures/10000000000006400000081787F9D78C.jpg" xlink:type="simple" xlink:actuate="onLoad" style:repeat="stretch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1-30T11:38:22</meta:creation-date>
    <dc:date>2015-11-28T19:56:40.173532783</dc:date>
    <meta:editing-duration>PT7H16M9S</meta:editing-duration>
    <meta:editing-cycles>20</meta:editing-cycles>
    <meta:generator>LibreOffice/4.4.5.2$Linux_X86_64 LibreOffice_project/40$Build-2</meta:generator>
    <meta:printed-by>tatica </meta:printed-by>
    <meta:print-date>2011-01-27T20:00:16</meta:print-date>
    <meta:document-statistic meta:table-count="0" meta:image-count="0" meta:object-count="0" meta:page-count="1" meta:paragraph-count="11" meta:word-count="447" meta:character-count="2857" meta:non-whitespace-character-count="2413"/>
  </office:meta>
</office:document-meta>
</file>